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8091in"/>
    </style:style>
    <style:style style:name="co3" style:family="table-column">
      <style:table-column-properties fo:break-before="auto" style:column-width="2.4016in"/>
    </style:style>
    <style:style style:name="co4" style:family="table-column">
      <style:table-column-properties fo:break-before="auto" style:column-width="1.1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Seq:</text:p>
          </table:table-cell>
          <table:table-cell office:value-type="string" calcext:value-type="string">
            <text:p>cam1_2021-07-06,13_00_05</text:p>
          </table:table-cell>
          <table:table-cell office:value-type="string" calcext:value-type="string">
            <text:p>fr: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nDet:</text:p>
          </table:table-cell>
          <table:table-cell office:value-type="float" office:value="59134" calcext:value-type="float">
            <text:p>59134</text:p>
          </table:table-cell>
          <table:table-cell office:value-type="string" calcext:value-type="string">
            <text:p>nDet/fr:</text:p>
          </table:table-cell>
          <table:table-cell office:value-type="float" office:value="32.8522222222222" calcext:value-type="float">
            <text:p>32.8522222222222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:</text:p>
          </table:table-cell>
          <table:table-cell office:value-type="float" office:value="23.999976" calcext:value-type="float">
            <text:p>23.999976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:</text:p>
          </table:table-cell>
          <table:table-cell office:value-type="float" office:value="355.00032" calcext:value-type="float">
            <text:p>355.00032</text:p>
          </table:table-cell>
        </table:table-row>
        <table:table-row table:style-name="ro1">
          <table:table-cell office:value-type="string" calcext:value-type="string">
            <text:p>Seq:</text:p>
          </table:table-cell>
          <table:table-cell office:value-type="string" calcext:value-type="string">
            <text:p>cam2_2021-02-23,04_00_40</text:p>
          </table:table-cell>
          <table:table-cell office:value-type="string" calcext:value-type="string">
            <text:p>fr: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Det:</text:p>
          </table:table-cell>
          <table:table-cell office:value-type="float" office:value="15281" calcext:value-type="float">
            <text:p>15281</text:p>
          </table:table-cell>
          <table:table-cell office:value-type="string" calcext:value-type="string">
            <text:p>nDet/fr:</text:p>
          </table:table-cell>
          <table:table-cell office:value-type="float" office:value="25.4683333333333" calcext:value-type="float">
            <text:p>25.4683333333333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:</text:p>
          </table:table-cell>
          <table:table-cell office:value-type="float" office:value="74.999952" calcext:value-type="float">
            <text:p>74.999952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:</text:p>
          </table:table-cell>
          <table:table-cell office:value-type="float" office:value="300.00024" calcext:value-type="float">
            <text:p>300.00024</text:p>
          </table:table-cell>
        </table:table-row>
        <table:table-row table:style-name="ro1">
          <table:table-cell office:value-type="string" calcext:value-type="string">
            <text:p>Seq:</text:p>
          </table:table-cell>
          <table:table-cell office:value-type="string" calcext:value-type="string">
            <text:p>cam2_2021-02-23,18_00_04</text:p>
          </table:table-cell>
          <table:table-cell office:value-type="string" calcext:value-type="string">
            <text:p>fr: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nDet:</text:p>
          </table:table-cell>
          <table:table-cell office:value-type="float" office:value="17249" calcext:value-type="float">
            <text:p>17249</text:p>
          </table:table-cell>
          <table:table-cell office:value-type="string" calcext:value-type="string">
            <text:p>nDet/fr:</text:p>
          </table:table-cell>
          <table:table-cell office:value-type="float" office:value="14.3741666666667" calcext:value-type="float">
            <text:p>14.3741666666667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:</text:p>
          </table:table-cell>
          <table:table-cell office:value-type="float" office:value="45.000036" calcext:value-type="float">
            <text:p>45.000036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: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Seq:</text:p>
          </table:table-cell>
          <table:table-cell office:value-type="string" calcext:value-type="string">
            <text:p>cam5_2021-07-07,04_02_23</text:p>
          </table:table-cell>
          <table:table-cell office:value-type="string" calcext:value-type="string">
            <text:p>fr: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nDet:</text:p>
          </table:table-cell>
          <table:table-cell office:value-type="float" office:value="35697" calcext:value-type="float">
            <text:p>35697</text:p>
          </table:table-cell>
          <table:table-cell office:value-type="string" calcext:value-type="string">
            <text:p>nDet/fr:</text:p>
          </table:table-cell>
          <table:table-cell office:value-type="float" office:value="19.8316666666667" calcext:value-type="float">
            <text:p>19.8316666666667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:</text:p>
          </table:table-cell>
          <table:table-cell office:value-type="float" office:value="15.000012" calcext:value-type="float">
            <text:p>15.000012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:</text:p>
          </table:table-cell>
          <table:table-cell office:value-type="float" office:value="362.99988" calcext:value-type="float">
            <text:p>362.99988</text:p>
          </table:table-cell>
        </table:table-row>
        <table:table-row table:style-name="ro1">
          <table:table-cell office:value-type="string" calcext:value-type="string">
            <text:p>Seq:</text:p>
          </table:table-cell>
          <table:table-cell office:value-type="string" calcext:value-type="string">
            <text:p>cam8_2021-07-06,20_05_02</text:p>
          </table:table-cell>
          <table:table-cell office:value-type="string" calcext:value-type="string">
            <text:p>fr: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nDet:</text:p>
          </table:table-cell>
          <table:table-cell office:value-type="float" office:value="58764" calcext:value-type="float">
            <text:p>58764</text:p>
          </table:table-cell>
          <table:table-cell office:value-type="string" calcext:value-type="string">
            <text:p>nDet/fr:</text:p>
          </table:table-cell>
          <table:table-cell office:value-type="float" office:value="32.6466666666667" calcext:value-type="float">
            <text:p>32.6466666666667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:</text:p>
          </table:table-cell>
          <table:table-cell office:value-type="float" office:value="18.000036" calcext:value-type="float">
            <text:p>18.000036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:</text:p>
          </table:table-cell>
          <table:table-cell office:value-type="float" office:value="211.99968" calcext:value-type="float">
            <text:p>211.99968</text:p>
          </table:table-cell>
        </table:table-row>
        <table:table-row table:style-name="ro1">
          <table:table-cell office:value-type="string" calcext:value-type="string">
            <text:p>Seq:</text:p>
          </table:table-cell>
          <table:table-cell office:value-type="string" calcext:value-type="string">
            <text:p>cam11_2021-07-06,20_08_01</text:p>
          </table:table-cell>
          <table:table-cell office:value-type="string" calcext:value-type="string">
            <text:p>fr: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nDet:</text:p>
          </table:table-cell>
          <table:table-cell office:value-type="float" office:value="104148" calcext:value-type="float">
            <text:p>104148</text:p>
          </table:table-cell>
          <table:table-cell office:value-type="string" calcext:value-type="string">
            <text:p>nDet/fr:</text:p>
          </table:table-cell>
          <table:table-cell office:value-type="float" office:value="57.86" calcext:value-type="float">
            <text:p>57.8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:</text:p>
          </table:table-cell>
          <table:table-cell office:value-type="float" office:value="29.000052" calcext:value-type="float">
            <text:p>29.000052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:</text:p>
          </table:table-cell>
          <table:table-cell office:value-type="float" office:value="321.99984" calcext:value-type="float">
            <text:p>321.99984</text:p>
          </table:table-cell>
        </table:table-row>
        <table:table-row table:style-name="ro1">
          <table:table-cell office:value-type="string" calcext:value-type="string">
            <text:p>Seq:</text:p>
          </table:table-cell>
          <table:table-cell office:value-type="string" calcext:value-type="string">
            <text:p>cam12_2021-07-29,18_09_01</text:p>
          </table:table-cell>
          <table:table-cell office:value-type="string" calcext:value-type="string">
            <text:p>fr: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nDet:</text:p>
          </table:table-cell>
          <table:table-cell office:value-type="float" office:value="81835" calcext:value-type="float">
            <text:p>81835</text:p>
          </table:table-cell>
          <table:table-cell office:value-type="string" calcext:value-type="string">
            <text:p>nDet/fr:</text:p>
          </table:table-cell>
          <table:table-cell office:value-type="float" office:value="45.4638888888889" calcext:value-type="float">
            <text:p>45.4638888888889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:</text:p>
          </table:table-cell>
          <table:table-cell office:value-type="float" office:value="16.999956" calcext:value-type="float">
            <text:p>16.999956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:</text:p>
          </table:table-cell>
          <table:table-cell office:value-type="float" office:value="330.00048" calcext:value-type="float">
            <text:p>330.00048</text:p>
          </table:table-cell>
        </table:table-row>
        <table:table-row table:style-name="ro1">
          <table:table-cell office:value-type="string" calcext:value-type="string">
            <text:p>Seq:</text:p>
          </table:table-cell>
          <table:table-cell office:value-type="string" calcext:value-type="string">
            <text:p>cam13_2021-07-31,20_11_37</text:p>
          </table:table-cell>
          <table:table-cell office:value-type="string" calcext:value-type="string">
            <text:p>fr: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nDet:</text:p>
          </table:table-cell>
          <table:table-cell office:value-type="float" office:value="124880" calcext:value-type="float">
            <text:p>124880</text:p>
          </table:table-cell>
          <table:table-cell office:value-type="string" calcext:value-type="string">
            <text:p>nDet/fr:</text:p>
          </table:table-cell>
          <table:table-cell office:value-type="float" office:value="69.3777777777778" calcext:value-type="float">
            <text:p>69.3777777777778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:</text:p>
          </table:table-cell>
          <table:table-cell office:value-type="float" office:value="31.999968" calcext:value-type="float">
            <text:p>31.999968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:</text:p>
          </table:table-cell>
          <table:table-cell office:value-type="float" office:value="400.99968" calcext:value-type="float">
            <text:p>400.99968</text:p>
          </table:table-cell>
        </table:table-row>
        <table:table-row table:style-name="ro1">
          <table:table-cell office:value-type="string" calcext:value-type="string">
            <text:p>Seq:</text:p>
          </table:table-cell>
          <table:table-cell office:value-type="string" calcext:value-type="string">
            <text:p>cam14_2021-07-31,20_13_01</text:p>
          </table:table-cell>
          <table:table-cell office:value-type="string" calcext:value-type="string">
            <text:p>fr: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nDet:</text:p>
          </table:table-cell>
          <table:table-cell office:value-type="float" office:value="50442" calcext:value-type="float">
            <text:p>50442</text:p>
          </table:table-cell>
          <table:table-cell office:value-type="string" calcext:value-type="string">
            <text:p>nDet/fr:</text:p>
          </table:table-cell>
          <table:table-cell office:value-type="float" office:value="28.0233333333333" calcext:value-type="float">
            <text:p>28.0233333333333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:</text:p>
          </table:table-cell>
          <table:table-cell office:value-type="float" office:value="18.000036" calcext:value-type="float">
            <text:p>18.000036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:</text:p>
          </table:table-cell>
          <table:table-cell office:value-type="float" office:value="311.00004" calcext:value-type="float">
            <text:p>311.00004</text:p>
          </table:table-cell>
        </table:table-row>
        <table:table-row table:style-name="ro1">
          <table:table-cell office:value-type="string" calcext:value-type="string">
            <text:p>Seq:</text:p>
          </table:table-cell>
          <table:table-cell office:value-type="string" calcext:value-type="string">
            <text:p>cam16_2021-07-29,12_15_07</text:p>
          </table:table-cell>
          <table:table-cell office:value-type="string" calcext:value-type="string">
            <text:p>fr: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nDet:</text:p>
          </table:table-cell>
          <table:table-cell office:value-type="float" office:value="104928" calcext:value-type="float">
            <text:p>104928</text:p>
          </table:table-cell>
          <table:table-cell office:value-type="string" calcext:value-type="string">
            <text:p>nDet/fr:</text:p>
          </table:table-cell>
          <table:table-cell office:value-type="float" office:value="58.2933333333333" calcext:value-type="float">
            <text:p>58.2933333333333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:</text:p>
          </table:table-cell>
          <table:table-cell office:value-type="float" office:value="30.999996" calcext:value-type="float">
            <text:p>30.999996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:</text:p>
          </table:table-cell>
          <table:table-cell office:value-type="float" office:value="492.99948" calcext:value-type="float">
            <text:p>492.99948</text:p>
          </table:table-cell>
        </table:table-row>
        <table:table-row table:style-name="ro1">
          <table:table-cell office:value-type="string" calcext:value-type="string">
            <text:p>Seq:</text:p>
          </table:table-cell>
          <table:table-cell office:value-type="string" calcext:value-type="string">
            <text:p>cam17_2021-07-29,12_16_47</text:p>
          </table:table-cell>
          <table:table-cell office:value-type="string" calcext:value-type="string">
            <text:p>fr: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nDet:</text:p>
          </table:table-cell>
          <table:table-cell office:value-type="float" office:value="42706" calcext:value-type="float">
            <text:p>42706</text:p>
          </table:table-cell>
          <table:table-cell office:value-type="string" calcext:value-type="string">
            <text:p>nDet/fr:</text:p>
          </table:table-cell>
          <table:table-cell office:value-type="float" office:value="23.7255555555556" calcext:value-type="float">
            <text:p>23.725555555555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:</text:p>
          </table:table-cell>
          <table:table-cell office:value-type="float" office:value="22.000032" calcext:value-type="float">
            <text:p>22.000032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:</text:p>
          </table:table-cell>
          <table:table-cell office:value-type="float" office:value="417.99996" calcext:value-type="float">
            <text:p>417.99996</text:p>
          </table:table-cell>
        </table:table-row>
        <table:table-row table:style-name="ro1">
          <table:table-cell office:value-type="string" calcext:value-type="string">
            <text:p>Seq:</text:p>
          </table:table-cell>
          <table:table-cell office:value-type="string" calcext:value-type="string">
            <text:p>cam22_2021-07-29,18_24_47</text:p>
          </table:table-cell>
          <table:table-cell office:value-type="string" calcext:value-type="string">
            <text:p>fr: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nDet:</text:p>
          </table:table-cell>
          <table:table-cell office:value-type="float" office:value="72987" calcext:value-type="float">
            <text:p>72987</text:p>
          </table:table-cell>
          <table:table-cell office:value-type="string" calcext:value-type="string">
            <text:p>nDet/fr:</text:p>
          </table:table-cell>
          <table:table-cell office:value-type="float" office:value="40.5483333333333" calcext:value-type="float">
            <text:p>40.5483333333333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:</text:p>
          </table:table-cell>
          <table:table-cell office:value-type="float" office:value="15.999984" calcext:value-type="float">
            <text:p>15.999984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:</text:p>
          </table:table-cell>
          <table:table-cell office:value-type="float" office:value="506.00052" calcext:value-type="float">
            <text:p>506.00052</text:p>
          </table:table-cell>
        </table:table-row>
        <table:table-row table:style-name="ro1">
          <table:table-cell office:value-type="string" calcext:value-type="string">
            <text:p>Seq:</text:p>
          </table:table-cell>
          <table:table-cell office:value-type="string" calcext:value-type="string">
            <text:p>cam23_2021-07-30,12_26_17</text:p>
          </table:table-cell>
          <table:table-cell office:value-type="string" calcext:value-type="string">
            <text:p>fr: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Det:</text:p>
          </table:table-cell>
          <table:table-cell office:value-type="float" office:value="8528" calcext:value-type="float">
            <text:p>8528</text:p>
          </table:table-cell>
          <table:table-cell office:value-type="string" calcext:value-type="string">
            <text:p>nDet/fr:</text:p>
          </table:table-cell>
          <table:table-cell office:value-type="float" office:value="9.47555555555556" calcext:value-type="float">
            <text:p>9.4755555555555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:</text:p>
          </table:table-cell>
          <table:table-cell office:value-type="float" office:value="27.999972" calcext:value-type="float">
            <text:p>27.999972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:</text:p>
          </table:table-cell>
          <table:table-cell office:value-type="float" office:value="400.99968" calcext:value-type="float">
            <text:p>400.99968</text:p>
          </table:table-cell>
        </table:table-row>
        <table:table-row table:style-name="ro1">
          <table:table-cell office:value-type="string" calcext:value-type="string">
            <text:p>Seq:</text:p>
          </table:table-cell>
          <table:table-cell office:value-type="string" calcext:value-type="string">
            <text:p>cam23_2021-08-10,12_30_45</text:p>
          </table:table-cell>
          <table:table-cell office:value-type="string" calcext:value-type="string">
            <text:p>fr: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nDet:</text:p>
          </table:table-cell>
          <table:table-cell office:value-type="float" office:value="12781" calcext:value-type="float">
            <text:p>12781</text:p>
          </table:table-cell>
          <table:table-cell office:value-type="string" calcext:value-type="string">
            <text:p>nDet/fr:</text:p>
          </table:table-cell>
          <table:table-cell office:value-type="float" office:value="14.169623059867" calcext:value-type="float">
            <text:p>14.169623059867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:</text:p>
          </table:table-cell>
          <table:table-cell office:value-type="float" office:value="29.000052" calcext:value-type="float">
            <text:p>29.000052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:</text:p>
          </table:table-cell>
          <table:table-cell office:value-type="float" office:value="438.99948" calcext:value-type="float">
            <text:p>438.99948</text:p>
          </table:table-cell>
        </table:table-row>
        <table:table-row table:style-name="ro1">
          <table:table-cell table:number-columns-repeated="3"/>
          <table:table-cell table:formula="of:=SUM([.D1:.D14])" office:value-type="float" office:value="21602" calcext:value-type="float">
            <text:p>21602</text:p>
          </table:table-cell>
          <table:table-cell/>
          <table:table-cell table:formula="of:=SUM([.F1:.F14])" office:value-type="float" office:value="789360" calcext:value-type="float">
            <text:p>789360</text:p>
          </table:table-cell>
          <table:table-cell/>
          <table:table-cell office:value-type="string" calcext:value-type="string">
            <text:p>789360/21602</text:p>
          </table:table-cell>
          <table:table-cell table:number-columns-repeated="8"/>
        </table:table-row>
      </table:table>
      <table:table table:name="Sheet2" table:style-name="ta1"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am1_2021-07-06,13_00_05</text:p>
          </table:table-cell>
          <table:table-cell office:value-type="string" calcext:value-type="string">
            <text:p>SOMPT22-01</text:p>
          </table:table-cell>
        </table:table-row>
        <table:table-row table:style-name="ro1">
          <table:table-cell office:value-type="string" calcext:value-type="string">
            <text:p>cam2_2021-02-23,04_00_40</text:p>
          </table:table-cell>
          <table:table-cell office:value-type="string" calcext:value-type="string">
            <text:p>SOMPT22-02</text:p>
          </table:table-cell>
        </table:table-row>
        <table:table-row table:style-name="ro1">
          <table:table-cell office:value-type="string" calcext:value-type="string">
            <text:p>cam2_2021-02-23,18_00_04</text:p>
          </table:table-cell>
          <table:table-cell office:value-type="string" calcext:value-type="string">
            <text:p>SOMPT22-03</text:p>
          </table:table-cell>
        </table:table-row>
        <table:table-row table:style-name="ro1">
          <table:table-cell office:value-type="string" calcext:value-type="string">
            <text:p>cam5_2021-07-07,04_02_23</text:p>
          </table:table-cell>
          <table:table-cell office:value-type="string" calcext:value-type="string">
            <text:p>SOMPT22-04</text:p>
          </table:table-cell>
        </table:table-row>
        <table:table-row table:style-name="ro1">
          <table:table-cell office:value-type="string" calcext:value-type="string">
            <text:p>cam8_2021-07-06,20_05_02</text:p>
          </table:table-cell>
          <table:table-cell office:value-type="string" calcext:value-type="string">
            <text:p>SOMPT22-05</text:p>
          </table:table-cell>
        </table:table-row>
        <table:table-row table:style-name="ro1">
          <table:table-cell office:value-type="string" calcext:value-type="string">
            <text:p>cam11_2021-07-06,20_08_01</text:p>
          </table:table-cell>
          <table:table-cell office:value-type="string" calcext:value-type="string">
            <text:p>SOMPT22-06</text:p>
          </table:table-cell>
        </table:table-row>
        <table:table-row table:style-name="ro1">
          <table:table-cell office:value-type="string" calcext:value-type="string">
            <text:p>cam12_2021-07-29,18_09_01</text:p>
          </table:table-cell>
          <table:table-cell office:value-type="string" calcext:value-type="string">
            <text:p>SOMPT22-07</text:p>
          </table:table-cell>
        </table:table-row>
        <table:table-row table:style-name="ro1">
          <table:table-cell office:value-type="string" calcext:value-type="string">
            <text:p>cam13_2021-07-31,20_11_37</text:p>
          </table:table-cell>
          <table:table-cell office:value-type="string" calcext:value-type="string">
            <text:p>SOMPT22-08</text:p>
          </table:table-cell>
        </table:table-row>
        <table:table-row table:style-name="ro1">
          <table:table-cell office:value-type="string" calcext:value-type="string">
            <text:p>cam14_2021-07-31,20_13_01</text:p>
          </table:table-cell>
          <table:table-cell office:value-type="string" calcext:value-type="string">
            <text:p>SOMPT22-09</text:p>
          </table:table-cell>
        </table:table-row>
        <table:table-row table:style-name="ro1">
          <table:table-cell office:value-type="string" calcext:value-type="string">
            <text:p>cam16_2021-07-29,12_15_07</text:p>
          </table:table-cell>
          <table:table-cell office:value-type="string" calcext:value-type="string">
            <text:p>SOMPT22-10</text:p>
          </table:table-cell>
        </table:table-row>
        <table:table-row table:style-name="ro1">
          <table:table-cell office:value-type="string" calcext:value-type="string">
            <text:p>cam17_2021-07-29,12_16_47</text:p>
          </table:table-cell>
          <table:table-cell office:value-type="string" calcext:value-type="string">
            <text:p>SOMPT22-11</text:p>
          </table:table-cell>
        </table:table-row>
        <table:table-row table:style-name="ro1">
          <table:table-cell office:value-type="string" calcext:value-type="string">
            <text:p>cam22_2021-07-29,18_24_47</text:p>
          </table:table-cell>
          <table:table-cell office:value-type="string" calcext:value-type="string">
            <text:p>SOMPT22-12</text:p>
          </table:table-cell>
        </table:table-row>
        <table:table-row table:style-name="ro1">
          <table:table-cell office:value-type="string" calcext:value-type="string">
            <text:p>cam23_2021-07-30,12_26_17</text:p>
          </table:table-cell>
          <table:table-cell office:value-type="string" calcext:value-type="string">
            <text:p>SOMPT22-13</text:p>
          </table:table-cell>
        </table:table-row>
        <table:table-row table:style-name="ro1">
          <table:table-cell office:value-type="string" calcext:value-type="string">
            <text:p>cam23_2021-08-10,12_30_45</text:p>
          </table:table-cell>
          <table:table-cell office:value-type="string" calcext:value-type="string">
            <text:p>SOMPT22-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30T22:40:33.902888702</meta:creation-date>
    <dc:date>2022-07-04T16:48:19.889810230</dc:date>
    <meta:editing-duration>P3DT17H25M33S</meta:editing-duration>
    <meta:editing-cycles>4</meta:editing-cycles>
    <meta:generator>LibreOffice/6.4.7.2$Linux_X86_64 LibreOffice_project/40$Build-2</meta:generator>
    <meta:document-statistic meta:table-count="2" meta:cell-count="255" meta:object-count="0"/>
  </office:meta>
</office:document-meta>
</file>